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646cm" svg:height="6.921cm" svg:x="0cm" svg:y="4.011cm">
            <draw:object draw:notify-on-update-of-ranges="Sheet1.A2:Sheet1.A9 Sheet1.B2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67cm" svg:height="6.188cm" svg:x="8.675cm" svg:y="3.984cm">
            <draw:object draw:notify-on-update-of-ranges="Sheet1.E2:Sheet1.E9 Sheet1.F2:Sheet1.F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264cm" svg:height="7.744cm" svg:x="23.41cm" svg:y="0cm">
            <draw:object draw:notify-on-update-of-ranges="Sheet1.I2:Sheet1.I8 Sheet1.J2:Sheet1.J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574cm" svg:height="7.817cm" svg:x="15.206cm" svg:y="7.729cm">
            <draw:object draw:notify-on-update-of-ranges="Sheet1.L21:Sheet1.L26 Sheet1.M21:Sheet1.M2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<text:s/>Selection Sort</text:p>
          </table:table-cell>
          <table:table-cell table:style-name="ce1"/>
          <table:table-cell table:number-columns-repeated="2"/>
          <table:table-cell office:value-type="string" calcext:value-type="string">
            <text:p>Bubble Sort</text:p>
          </table:table-cell>
          <table:table-cell table:number-columns-repeated="3"/>
          <table:table-cell office:value-type="string" calcext:value-type="string">
            <text:p>Brute Force String Matching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artition Problem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15360" calcext:value-type="float">
            <text:p>15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4:18:33.961187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5:22:49.554525167</meta:creation-date>
    <meta:generator>LibreOffice/4.2.8.2$Linux_X86_64 LibreOffice_project/420m0$Build-2</meta:generator>
    <dc:date>2016-08-30T14:24:42.872198329</dc:date>
    <meta:editing-duration>PT1H35S</meta:editing-duration>
    <meta:editing-cycles>15</meta:editing-cycles>
    <meta:document-statistic meta:table-count="1" meta:cell-count="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47cm" svg:height="6.922cm" xlink:href=".." xlink:type="simple" chart:class="chart:scatter" chart:style-name="ch1">
        <chart:title svg:x="1.382cm" svg:y="0.274cm" chart:style-name="ch2">
          <text:p>Selection Sort in Worst Case</text:p>
        </chart:title>
        <chart:legend chart:legend-position="end" svg:x="5.795cm" svg:y="3.162cm" style:legend-expansion="high" chart:style-name="ch3"/>
        <chart:plot-area chart:style-name="ch4" table:cell-range-address="Sheet1.A2:Sheet1.B9" svg:x="1.183cm" svg:y="1.217cm" svg:width="4.44cm" svg:height="4.586cm">
          <chartooo:coordinate-region svg:x="1.804cm" svg:y="1.416cm" svg:width="3.632cm" svg:height="3.74cm"/>
          <chart:axis chart:dimension="x" chart:name="primary-x" chart:style-name="ch5">
            <chart:title svg:x="3.253cm" svg:y="5.941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758cm" chart:style-name="ch8">
              <text:p>Operation Count</text:p>
            </chart:title>
            <chart:grid chart:style-name="ch7" chart:class="major"/>
          </chart:axis>
          <chart:series chart:style-name="ch9" chart:values-cell-range-address="Sheet1.B2:Sheet1.B9" chart:class="chart:scatter">
            <chart:domain table:cell-range-address="Sheet1.A2:Sheet1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9</svg:desc>
                </draw:g>
              </table:table-cell>
              <table:table-cell office:value-type="float" office:value="3">
                <text:p>3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168cm" svg:height="6.189cm" xlink:href=".." xlink:type="simple" chart:class="chart:scatter" chart:style-name="ch1">
        <chart:title svg:x="1.834cm" svg:y="0.212cm" chart:style-name="ch2">
          <text:p>Bubble Sort in Worst Case</text:p>
        </chart:title>
        <chart:legend chart:legend-position="end" svg:x="6.342cm" svg:y="2.795cm" style:legend-expansion="high" chart:style-name="ch3"/>
        <chart:plot-area chart:style-name="ch4" table:cell-range-address="Sheet1.E2:Sheet1.F9" svg:x="1.194cm" svg:y="1.187cm" svg:width="4.965cm" svg:height="3.898cm">
          <chartooo:coordinate-region svg:x="1.815cm" svg:y="1.387cm" svg:width="4.157cm" svg:height="3.051cm"/>
          <chart:axis chart:dimension="x" chart:name="primary-x" chart:style-name="ch5">
            <chart:title svg:x="3.526cm" svg:y="5.208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384cm" chart:style-name="ch8">
              <text:p>Operation Count</text:p>
            </chart:title>
            <chart:grid chart:style-name="ch7" chart:class="major"/>
          </chart:axis>
          <chart:series chart:style-name="ch9" chart:values-cell-range-address="Sheet1.F2:Sheet1.F9" chart:class="chart:scatter">
            <chart:domain table:cell-range-address="Sheet1.E2:Sheet1.E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E2:Sheet1.E9</svg:desc>
                </draw:g>
              </table:table-cell>
              <table:table-cell office:value-type="float" office:value="3">
                <text:p>3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265cm" svg:height="7.745cm" xlink:href=".." xlink:type="simple" chart:class="chart:scatter" chart:style-name="ch1">
        <chart:title svg:x="0.895cm" svg:y="0.29cm" chart:style-name="ch2">
          <text:p>Brute force string matching in Worst Case</text:p>
        </chart:title>
        <chart:legend chart:legend-position="end" svg:x="7.466cm" svg:y="3.573cm" style:legend-expansion="high" chart:style-name="ch3"/>
        <chart:plot-area chart:style-name="ch4" table:cell-range-address="Sheet1.I2:Sheet1.J8" svg:x="1.216cm" svg:y="1.249cm" svg:width="6.045cm" svg:height="5.361cm">
          <chartooo:coordinate-region svg:x="1.837cm" svg:y="1.448cm" svg:width="5.237cm" svg:height="4.515cm"/>
          <chart:axis chart:dimension="x" chart:name="primary-x" chart:style-name="ch5">
            <chart:title svg:x="3.797cm" svg:y="6.764cm" chart:style-name="ch6">
              <text:p>m x n</text:p>
            </chart:title>
            <chart:grid chart:style-name="ch7" chart:class="major"/>
          </chart:axis>
          <chart:axis chart:dimension="y" chart:name="primary-y" chart:style-name="ch5">
            <chart:title svg:x="0.451cm" svg:y="5.177cm" chart:style-name="ch8">
              <text:p>Operation Count</text:p>
            </chart:title>
            <chart:grid chart:style-name="ch7" chart:class="major"/>
          </chart:axis>
          <chart:series chart:style-name="ch9" chart:values-cell-range-address="Sheet1.J2:Sheet1.J8" chart:class="chart:scatter">
            <chart:domain table:cell-range-address="Sheet1.I2:Sheet1.I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I2:Sheet1.I8</svg:desc>
                </draw:g>
              </table:table-cell>
              <table:table-cell office:value-type="float" office:value="0">
                <text:p>0</text:p>
                <draw:g>
                  <svg:desc>Sheet1.J2:Sheet1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75cm" svg:height="7.818cm" xlink:href=".." xlink:type="simple" chart:class="chart:scatter" chart:style-name="ch1">
        <chart:title svg:x="2.997cm" svg:y="0.292cm" chart:style-name="ch2">
          <text:p>Partition Problem</text:p>
        </chart:title>
        <chart:legend chart:legend-position="end" svg:x="6.67cm" svg:y="3.61cm" style:legend-expansion="high" chart:style-name="ch3"/>
        <chart:plot-area chart:style-name="ch4" table:cell-range-address="Sheet1.L21:Sheet1.M26" svg:x="1.202cm" svg:y="1.253cm" svg:width="5.277cm" svg:height="5.428cm">
          <chartooo:coordinate-region svg:x="2.379cm" svg:y="1.452cm" svg:width="3.913cm" svg:height="4.582cm"/>
          <chart:axis chart:dimension="x" chart:name="primary-x" chart:style-name="ch5">
            <chart:title svg:x="3.399cm" svg:y="6.837cm" chart:style-name="ch6">
              <text:p>n ---&gt;</text:p>
            </chart:title>
            <chart:grid chart:style-name="ch7" chart:class="major"/>
          </chart:axis>
          <chart:axis chart:dimension="y" chart:name="primary-y" chart:style-name="ch5">
            <chart:title svg:x="0.451cm" svg:y="5.215cm" chart:style-name="ch8">
              <text:p>Operation Count</text:p>
            </chart:title>
            <chart:grid chart:style-name="ch7" chart:class="major"/>
          </chart:axis>
          <chart:series chart:style-name="ch9" chart:values-cell-range-address="Sheet1.M21:Sheet1.M26" chart:class="chart:scatter">
            <chart:domain table:cell-range-address="Sheet1.L21:Sheet1.L26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L21:Sheet1.L26</svg:desc>
                </draw:g>
              </table:table-cell>
              <table:table-cell office:value-type="float" office:value="36">
                <text:p>36</text:p>
                <draw:g>
                  <svg:desc>Sheet1.M21:Sheet1.M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5360">
                <text:p>153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